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BF000000BEAA4650BDEE4C8926.png" manifest:media-type="image/png"/>
  <manifest:file-entry manifest:full-path="Pictures/10000201000003840000025826ABAC3570CCBF79.png" manifest:media-type="image/png"/>
  <manifest:file-entry manifest:full-path="Pictures/10000201000000FA0000011603CAFBF3CFC26240.png" manifest:media-type="image/png"/>
  <manifest:file-entry manifest:full-path="Pictures/10000201000004B000000256FAD4AC393573E6E4.png" manifest:media-type="image/png"/>
  <manifest:file-entry manifest:full-path="Pictures/1000000000000113000000B75CF21359E6646E4C.png" manifest:media-type="image/png"/>
  <manifest:file-entry manifest:full-path="Pictures/100002010000076E00000028B2FD4EC173C8E50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999999" draw:textarea-horizontal-align="justify" draw:textarea-vertical-align="middle" draw:auto-grow-height="false" fo:min-height="0.004cm" fo:min-width="0.262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036cm" fo:min-width="0.262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178cm" fo:min-width="0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0.262cm"/>
    </style:style>
    <style:style style:name="gr6" style:family="graphic" style:parent-style-name="standard">
      <style:graphic-properties svg:stroke-color="#000000" draw:fill-color="#999999" draw:textarea-horizontal-align="justify" draw:textarea-vertical-align="middle" draw:auto-grow-height="false" fo:min-height="0.004cm" fo:min-width="0cm"/>
    </style:style>
    <style:style style:name="gr7" style:family="graphic" style:parent-style-name="standard">
      <style:graphic-properties svg:stroke-color="#000000" draw:fill="bitmap" draw:fill-color="#ffffff" draw:fill-image-name="az_5f_flag" draw:fill-image-width="2.29cm" draw:fill-image-height="1.524cm" style:repeat="no-repeat" draw:fill-image-ref-point="center" draw:textarea-horizontal-align="justify" draw:textarea-vertical-align="middle" draw:auto-grow-height="false" fo:min-height="0.178cm" fo:min-width="0.354cm"/>
    </style:style>
    <style:style style:name="gr8" style:family="graphic" style:parent-style-name="standard">
      <style:graphic-properties svg:stroke-color="#000000" draw:fill="bitmap" draw:fill-color="#ffffff" draw:fill-image-name="az_5f_flag" draw:fill-image-width="4.003cm" draw:fill-image-height="2.664cm" style:repeat="no-repeat" draw:fill-image-ref-point-x="0%" draw:fill-image-ref-point-y="0%" draw:fill-image-ref-point="top" draw:tile-repeat-offset="0% vertical" draw:textarea-horizontal-align="justify" draw:textarea-vertical-align="middle" draw:auto-grow-height="false" fo:min-height="0.533cm" fo:min-width="0.99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89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9cm" fo:min-width="0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999999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bitmap" draw:fill-color="#ffffff" draw:fill-image-name="az_5f_flag" draw:fill-image-width="2.29cm" draw:fill-image-height="1.524cm" style:repeat="no-repeat" draw:fill-image-ref-point="center"/>
      <style:paragraph-properties fo:text-align="center"/>
    </style:style>
    <style:style style:name="P5" style:family="paragraph">
      <loext:graphic-properties draw:fill="bitmap" draw:fill-color="#ffffff" draw:fill-image-name="az_5f_flag" draw:fill-image-width="4.003cm" draw:fill-image-height="2.664cm" style:repeat="no-repeat" draw:fill-image-ref-point-x="0%" draw:fill-image-ref-point-y="0%" draw:fill-image-ref-point="top" draw:tile-repeat-offset="0% vertical"/>
      <style:paragraph-properties fo:text-align="center"/>
    </style:style>
    <style:style style:name="P6" style:family="paragraph">
      <style:paragraph-properties fo:text-align="center"/>
      <style:text-properties fo:color="#bf0a30" style:font-name="Arial Black" fo:letter-spacing="0.12cm"/>
    </style:style>
    <style:style style:name="P7" style:family="paragraph">
      <loext:graphic-properties draw:fill="none" draw:fill-color="#ffffff"/>
      <style:paragraph-properties fo:text-align="center"/>
      <style:text-properties fo:color="#bf0a30" style:font-name="Arial Black" fo:letter-spacing="0.12cm"/>
    </style:style>
    <style:style style:name="P8" style:family="paragraph">
      <loext:graphic-properties draw:fill="none" draw:fill-color="#ffffff"/>
      <style:text-properties style:font-name="Ubuntu"/>
    </style:style>
    <style:style style:name="P9" style:family="paragraph">
      <loext:graphic-properties draw:fill-color="#ffffff"/>
    </style:style>
    <style:style style:name="T1" style:family="text">
      <style:text-properties fo:color="#bf0a30" style:font-name="Arial Black" fo:letter-spacing="0.12cm"/>
    </style:style>
    <style:style style:name="T2" style:family="text">
      <style:text-properties style:font-name="Ubuntu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4.831cm" svg:height="0.521cm" svg:x="1.585cm" svg:y="14.478cm">
          <draw:image xlink:href="Pictures/100002010000076E00000028B2FD4EC173C8E503.png" xlink:type="simple" xlink:show="embed" xlink:actuate="onLoad">
            <text:p/>
          </draw:image>
        </draw:frame>
        <draw:g>
          <draw:custom-shape draw:style-name="gr2" draw:text-style-name="P2" draw:layer="layout" svg:width="0.762cm" svg:height="0.254cm" svg:x="11.176cm" svg:y="10.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254cm" svg:x="11.176cm" svg:y="9.65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254cm" svg:x="11.176cm" svg:y="9.906cm">
            <text:p/>
            <draw:enhanced-geometry svg:viewBox="0 0 21600 21600" draw:type="rectangle" draw:enhanced-path="M 0 0 L 21600 0 21600 21600 0 21600 0 0 Z N"/>
          </draw:custom-shape>
        </draw:g>
        <draw:custom-shape draw:style-name="gr3" draw:text-style-name="P3" draw:layer="layout" svg:width="0.762cm" svg:height="2.286cm" svg:x="11.176cm" svg:y="7.3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2.286cm" svg:x="11.176cm" svg:y="4.318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0.762cm" svg:height="0.254cm" svg:x="11.176cm" svg:y="7.11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254cm" svg:x="11.176cm" svg:y="6.60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254cm" svg:x="11.176cm" svg:y="6.858cm">
            <text:p/>
            <draw:enhanced-geometry svg:viewBox="0 0 21600 21600" draw:type="rectangle" draw:enhanced-path="M 0 0 L 21600 0 21600 21600 0 21600 0 0 Z N"/>
          </draw:custom-shape>
        </draw:g>
        <draw:custom-shape draw:style-name="gr3" draw:text-style-name="P3" draw:layer="layout" svg:width="0.762cm" svg:height="2.286cm" svg:x="11.176cm" svg:y="10.4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54cm" svg:x="11.176cm" svg:y="12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762cm" svg:height="0.762cm" svg:x="11.176cm" svg:y="12.954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3" draw:layer="layout" svg:width="0.762cm" svg:height="1.016cm" svg:x="11.176cm" svg:y="3.302cm">
          <text:p/>
          <draw:enhanced-geometry svg:viewBox="0 0 21600 21600" draw:glue-points="?f6 10800 10800 21600 ?f5 10800 10800 0" draw:text-areas="?f3 ?f3 ?f4 ?f4" draw:mirror-vertical="true" draw:type="trapezoid" draw:modifiers="5831.7169069462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2" draw:layer="layout" svg:width="0.354cm" svg:height="0.762cm" svg:x="11.378cm" svg:y="2.5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4" draw:layer="layout" svg:width="1.524cm" svg:height="0.762cm" draw:transform="rotate (1.5707963267949) translate (11.938cm 12.39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4" draw:layer="layout" svg:width="1.524cm" svg:height="0.762cm" draw:transform="rotate (1.5707963267949) translate (10.414cm 12.392cm)">
          <text:p/>
          <draw:enhanced-geometry svg:viewBox="0 0 21600 21600" draw:glue-points="?f6 10800 10800 21600 ?f5 10800 10800 0" draw:text-areas="?f3 ?f3 ?f4 ?f4" draw:mirror-horizont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" draw:text-style-name="P1" draw:layer="layout" svg:width="3.917cm" svg:height="2.611cm" svg:x="2.941cm" svg:y="2.54cm">
          <draw:image xlink:href="Pictures/10000201000003840000025826ABAC3570CCBF79.png" xlink:type="simple" xlink:show="embed" xlink:actuate="onLoad">
            <text:p/>
          </draw:image>
        </draw:frame>
        <draw:frame draw:style-name="gr1" draw:text-style-name="P1" draw:layer="layout" svg:width="4.639cm" svg:height="2.312cm" svg:x="2.54cm" svg:y="6.07cm">
          <draw:image xlink:href="Pictures/10000201000004B000000256FAD4AC393573E6E4.png" xlink:type="simple" xlink:show="embed" xlink:actuate="onLoad">
            <text:p/>
          </draw:image>
        </draw:frame>
        <draw:frame draw:style-name="gr1" draw:text-style-name="P1" draw:layer="layout" svg:width="2.513cm" svg:height="2.794cm" svg:x="1.551cm" svg:y="9.398cm">
          <draw:image xlink:href="Pictures/10000201000000FA0000011603CAFBF3CFC26240.png" xlink:type="simple" xlink:show="embed" xlink:actuate="onLoad">
            <text:p/>
          </draw:image>
        </draw:frame>
        <draw:custom-shape draw:style-name="gr8" draw:text-style-name="P5" draw:layer="layout" svg:width="2.664cm" svg:height="1.397cm" draw:transform="rotate (1.5709708597201) translate (18.669cm 10.79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8" draw:text-style-name="P5" draw:layer="layout" svg:width="2.664cm" svg:height="1.397cm" draw:transform="rotate (1.5709708597201) translate (16.382cm 10.792cm)">
          <text:p/>
          <draw:enhanced-geometry svg:viewBox="0 0 21600 21600" draw:glue-points="?f6 10800 10800 21600 ?f5 10800 10800 0" draw:text-areas="?f3 ?f3 ?f4 ?f4" draw:mirror-horizont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9" draw:text-style-name="P7" draw:layer="layout" svg:width="5.08cm" svg:height="1.145cm" svg:x="16.002cm" svg:y="2.411cm">
          <draw:text-box>
            <text:p text:style-name="P6"><text:span text:style-name="T1">LV-1 PIMA</text:span></text:p>
          </draw:text-box>
        </draw:frame>
        <draw:frame draw:style-name="gr9" draw:text-style-name="P7" draw:layer="layout" svg:width="5.08cm" svg:height="1.145cm" svg:x="16.002cm" svg:y="3.81cm">
          <draw:text-box>
            <text:p text:style-name="P6"><text:span text:style-name="T1">TRA #093</text:span></text:p>
          </draw:text-box>
        </draw:frame>
        <draw:frame draw:style-name="gr1" draw:text-style-name="P1" draw:layer="layout" svg:width="2.558cm" svg:height="2.544cm" svg:x="5.334cm" svg:y="9.648cm">
          <draw:image xlink:href="Pictures/10000201000000BF000000BEAA4650BDEE4C8926.png" xlink:type="simple" xlink:show="embed" xlink:actuate="onLoad">
            <text:p/>
          </draw:image>
        </draw:frame>
        <draw:frame draw:style-name="gr10" draw:text-style-name="P8" draw:layer="layout" svg:width="2.394cm" svg:height="0.963cm" svg:x="3.81cm" svg:y="1.016cm">
          <draw:text-box>
            <text:p><text:span text:style-name="T2">Decals</text:span></text:p>
          </draw:text-box>
        </draw:frame>
        <draw:frame draw:style-name="gr10" draw:text-style-name="P8" draw:layer="layout" svg:width="2.907cm" svg:height="0.963cm" svg:x="10.047cm" svg:y="1.016cm">
          <draw:text-box>
            <text:p><text:span text:style-name="T2">Concept</text:span></text:p>
          </draw:text-box>
        </draw:frame>
        <draw:frame draw:style-name="gr10" draw:text-style-name="P8" draw:layer="layout" svg:width="3.177cm" svg:height="0.963cm" svg:x="16.651cm" svg:y="1.069cm">
          <draw:text-box>
            <text:p><text:span text:style-name="T2">Lettering</text:span></text:p>
          </draw:text-box>
        </draw:frame>
        <draw:frame draw:style-name="gr11" draw:text-style-name="P8" draw:layer="layout" svg:width="1.653cm" svg:height="0.963cm" svg:x="17.526cm" svg:y="6.604cm">
          <draw:text-box>
            <text:p><text:span text:style-name="T2">Fins</text:span></text:p>
          </draw:text-box>
        </draw:frame>
        <presentation:notes draw:style-name="dp2">
          <draw:page-thumbnail draw:style-name="gr12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az_5f_flag" draw:display-name="az_flag" xlink:href="Pictures/1000000000000113000000B75CF21359E6646E4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9T20:13:50.257553687</meta:creation-date>
    <dc:date>2019-06-19T21:22:34.060701836</dc:date>
    <meta:editing-duration>PT7M40S</meta:editing-duration>
    <meta:editing-cycles>2</meta:editing-cycles>
    <meta:generator>LibreOffice/6.0.7.3$Linux_X86_64 LibreOffice_project/00m0$Build-3</meta:generator>
    <meta:document-statistic meta:object-count="53"/>
  </office:meta>
</office:document-meta>
</file>